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dobe Garamond Pro" officeooo:rsid="00176ea0" officeooo:paragraph-rsid="00176ea0"/>
    </style:style>
    <style:style style:name="P2" style:family="paragraph" style:parent-style-name="Standard">
      <style:text-properties style:font-name="Adobe Garamond Pro" officeooo:rsid="00176ea0" officeooo:paragraph-rsid="00236191"/>
    </style:style>
    <style:style style:name="P3" style:family="paragraph" style:parent-style-name="Standard">
      <style:text-properties style:font-name="Adobe Garamond Pro" officeooo:rsid="00176ea0" officeooo:paragraph-rsid="0017e179"/>
    </style:style>
    <style:style style:name="P4" style:family="paragraph" style:parent-style-name="Standard">
      <style:text-properties style:font-name="Adobe Garamond Pro" officeooo:rsid="0017e179" officeooo:paragraph-rsid="0017e179"/>
    </style:style>
    <style:style style:name="P5" style:family="paragraph" style:parent-style-name="Standard">
      <style:text-properties style:font-name="Adobe Garamond Pro" officeooo:rsid="001a03ed" officeooo:paragraph-rsid="001a03ed"/>
    </style:style>
    <style:style style:name="P6" style:family="paragraph" style:parent-style-name="Standard">
      <style:paragraph-properties fo:text-align="justify" style:justify-single-word="false"/>
      <style:text-properties style:font-name="Adobe Garamond Pro" officeooo:rsid="001a03ed" officeooo:paragraph-rsid="001a03ed"/>
    </style:style>
    <style:style style:name="P7" style:family="paragraph" style:parent-style-name="Standard">
      <style:text-properties style:font-name="Adobe Garamond Pro" officeooo:rsid="001f8c2a" officeooo:paragraph-rsid="001f8c2a"/>
    </style:style>
    <style:style style:name="P8" style:family="paragraph" style:parent-style-name="Standard">
      <style:text-properties style:font-name="Adobe Garamond Pro" officeooo:rsid="0021eeaa" officeooo:paragraph-rsid="00236191"/>
    </style:style>
    <style:style style:name="P9" style:family="paragraph" style:parent-style-name="Standard">
      <style:text-properties style:font-name="Adobe Garamond Pro" officeooo:rsid="002895d8" officeooo:paragraph-rsid="002895d8"/>
    </style:style>
    <style:style style:name="P10" style:family="paragraph" style:parent-style-name="Standard">
      <style:paragraph-properties fo:text-align="justify" style:justify-single-word="false"/>
      <style:text-properties style:font-name="Adobe Garamond Pro" officeooo:rsid="00219969" officeooo:paragraph-rsid="002b8611"/>
    </style:style>
    <style:style style:name="P11" style:family="paragraph" style:parent-style-name="Standard">
      <style:paragraph-properties fo:text-align="justify" style:justify-single-word="false"/>
      <style:text-properties style:font-name="Adobe Garamond Pro" officeooo:rsid="002b99c8" officeooo:paragraph-rsid="002b99c8"/>
    </style:style>
    <style:style style:name="P12" style:family="paragraph" style:parent-style-name="Standard">
      <style:paragraph-properties fo:text-align="justify" style:justify-single-word="false"/>
      <style:text-properties style:font-name="Adobe Garamond Pro" officeooo:rsid="002b8611" officeooo:paragraph-rsid="002bb3eb"/>
    </style:style>
    <style:style style:name="P13" style:family="paragraph" style:parent-style-name="Standard">
      <style:text-properties style:font-name="Adobe Garamond Pro" officeooo:rsid="002fc10c" officeooo:paragraph-rsid="002fc10c"/>
    </style:style>
    <style:style style:name="P14" style:family="paragraph" style:parent-style-name="Standard">
      <style:text-properties style:font-name="Adobe Garamond Pro" officeooo:rsid="0031ba39" officeooo:paragraph-rsid="0031ba39"/>
    </style:style>
    <style:style style:name="P15" style:family="paragraph" style:parent-style-name="Standard">
      <style:text-properties style:font-name="Adobe Garamond Pro" officeooo:paragraph-rsid="00176ea0"/>
    </style:style>
    <style:style style:name="P16" style:family="paragraph" style:parent-style-name="Standard">
      <style:text-properties style:font-name="Adobe Garamond Pro" officeooo:rsid="00391eed" officeooo:paragraph-rsid="00391eed"/>
    </style:style>
    <style:style style:name="P17" style:family="paragraph" style:parent-style-name="Standard">
      <style:paragraph-properties fo:text-align="justify" style:justify-single-word="false"/>
      <style:text-properties style:font-name="Adobe Garamond Pro" officeooo:rsid="00391eed" officeooo:paragraph-rsid="00391eed"/>
    </style:style>
    <style:style style:name="P18" style:family="paragraph" style:parent-style-name="Standard">
      <style:paragraph-properties fo:text-align="justify" style:justify-single-word="false"/>
      <style:text-properties style:font-name="Adobe Garamond Pro" officeooo:rsid="0039a333" officeooo:paragraph-rsid="003a0f03"/>
    </style:style>
    <style:style style:name="P19" style:family="paragraph" style:parent-style-name="Standard">
      <style:paragraph-properties fo:text-align="justify" style:justify-single-word="false"/>
      <style:text-properties style:font-name="Adobe Garamond Pro" officeooo:rsid="0039a333" officeooo:paragraph-rsid="00406303"/>
    </style:style>
    <style:style style:name="P20" style:family="paragraph" style:parent-style-name="Standard">
      <style:paragraph-properties fo:text-align="justify" style:justify-single-word="false"/>
      <style:text-properties style:font-name="Adobe Garamond Pro" officeooo:rsid="0039a333" officeooo:paragraph-rsid="0040d34c"/>
    </style:style>
    <style:style style:name="P21" style:family="paragraph" style:parent-style-name="Standard">
      <style:paragraph-properties fo:text-align="justify" style:justify-single-word="false"/>
      <style:text-properties style:font-name="Adobe Garamond Pro" officeooo:rsid="0039a333" officeooo:paragraph-rsid="0041ab9b"/>
    </style:style>
    <style:style style:name="P22" style:family="paragraph" style:parent-style-name="Standard">
      <style:paragraph-properties fo:text-align="justify" style:justify-single-word="false"/>
      <style:text-properties style:font-name="Adobe Garamond Pro" officeooo:rsid="003f0d2f" officeooo:paragraph-rsid="003f0d2f"/>
    </style:style>
    <style:style style:name="P23" style:family="paragraph" style:parent-style-name="Standard">
      <style:paragraph-properties fo:text-align="justify" style:justify-single-word="false"/>
      <style:text-properties style:font-name="Adobe Garamond Pro" officeooo:rsid="001ae867" officeooo:paragraph-rsid="0040d34c"/>
    </style:style>
    <style:style style:name="P24" style:family="paragraph" style:parent-style-name="Standard">
      <style:paragraph-properties fo:text-align="justify" style:justify-single-word="false"/>
      <style:text-properties style:font-name="Adobe Garamond Pro" officeooo:rsid="001ae867" officeooo:paragraph-rsid="0045b7ce"/>
    </style:style>
    <style:style style:name="P25" style:family="paragraph" style:parent-style-name="Standard">
      <style:paragraph-properties fo:text-align="justify" style:justify-single-word="false"/>
      <style:text-properties style:font-name="Adobe Garamond Pro" officeooo:rsid="003d4636" officeooo:paragraph-rsid="003d4636"/>
    </style:style>
    <style:style style:name="P26" style:family="paragraph" style:parent-style-name="Standard">
      <style:paragraph-properties fo:text-align="justify" style:justify-single-word="false"/>
      <style:text-properties style:font-name="Adobe Garamond Pro" officeooo:rsid="0045b7ce" officeooo:paragraph-rsid="0045b7ce"/>
    </style:style>
    <style:style style:name="P27" style:family="paragraph" style:parent-style-name="Standard">
      <style:text-properties style:font-name="Adobe Garamond Pro" officeooo:rsid="00338cdf" officeooo:paragraph-rsid="00478f4a"/>
    </style:style>
    <style:style style:name="P28" style:family="paragraph" style:parent-style-name="Standard">
      <style:text-properties style:font-name="Adobe Garamond Pro" officeooo:rsid="00478f4a" officeooo:paragraph-rsid="00478f4a"/>
    </style:style>
    <style:style style:name="P29" style:family="paragraph" style:parent-style-name="Standard">
      <style:paragraph-properties fo:text-align="justify" style:justify-single-word="false"/>
      <style:text-properties style:font-name="Adobe Garamond Pro" officeooo:rsid="004b251b" officeooo:paragraph-rsid="004b251b"/>
    </style:style>
    <style:style style:name="P30" style:family="paragraph" style:parent-style-name="Standard">
      <style:paragraph-properties fo:text-align="justify" style:justify-single-word="false"/>
      <style:text-properties style:font-name="Adobe Garamond Pro" officeooo:rsid="004f896e" officeooo:paragraph-rsid="004f896e"/>
    </style:style>
    <style:style style:name="P31" style:family="paragraph" style:parent-style-name="Standard">
      <style:paragraph-properties fo:text-align="justify" style:justify-single-word="false"/>
      <style:text-properties style:font-name="Adobe Garamond Pro" officeooo:rsid="004f896e" officeooo:paragraph-rsid="0059a3a0"/>
    </style:style>
    <style:style style:name="P32" style:family="paragraph" style:parent-style-name="Standard">
      <style:paragraph-properties fo:text-align="justify" style:justify-single-word="false"/>
      <style:text-properties style:font-name="Adobe Garamond Pro" officeooo:rsid="005048f9" officeooo:paragraph-rsid="00512052"/>
    </style:style>
    <style:style style:name="P33" style:family="paragraph" style:parent-style-name="Standard">
      <style:paragraph-properties fo:text-align="justify" style:justify-single-word="false"/>
      <style:text-properties style:font-name="Adobe Garamond Pro" officeooo:rsid="00512052" officeooo:paragraph-rsid="00512052"/>
    </style:style>
    <style:style style:name="P34" style:family="paragraph" style:parent-style-name="Standard">
      <style:paragraph-properties fo:text-align="justify" style:justify-single-word="false"/>
      <style:text-properties style:font-name="Adobe Garamond Pro" officeooo:rsid="0053dee6" officeooo:paragraph-rsid="0055bc75"/>
    </style:style>
    <style:style style:name="P35" style:family="paragraph" style:parent-style-name="Standard">
      <style:paragraph-properties fo:text-align="justify" style:justify-single-word="false"/>
      <style:text-properties style:font-name="Adobe Garamond Pro" officeooo:rsid="0055bc75" officeooo:paragraph-rsid="0055bc75"/>
    </style:style>
    <style:style style:name="P36" style:family="paragraph" style:parent-style-name="Standard">
      <style:paragraph-properties fo:text-align="justify" style:justify-single-word="false"/>
      <style:text-properties style:font-name="Adobe Garamond Pro" officeooo:rsid="0056a81f" officeooo:paragraph-rsid="0059a3a0"/>
    </style:style>
    <style:style style:name="P37" style:family="paragraph" style:parent-style-name="Standard">
      <style:text-properties style:font-name="Adobe Garamond Pro Bold1" officeooo:rsid="001a03ed" officeooo:paragraph-rsid="001a03ed"/>
    </style:style>
    <style:style style:name="P38" style:family="paragraph" style:parent-style-name="Standard">
      <style:text-properties style:font-name="Adobe Garamond Pro Bold1" officeooo:rsid="002895d8" officeooo:paragraph-rsid="002895d8"/>
    </style:style>
    <style:style style:name="P39" style:family="paragraph" style:parent-style-name="Standard">
      <style:text-properties style:font-name="Adobe Garamond Pro Bold" officeooo:rsid="001ae867" officeooo:paragraph-rsid="001ae867"/>
    </style:style>
    <style:style style:name="P40" style:family="paragraph" style:parent-style-name="Standard">
      <style:paragraph-properties fo:text-align="justify" style:justify-single-word="false"/>
      <style:text-properties style:font-name="Adobe Garamond Pro" officeooo:rsid="0059ef6e" officeooo:paragraph-rsid="0059a3a0"/>
    </style:style>
    <style:style style:name="P41" style:family="paragraph" style:parent-style-name="Standard">
      <style:text-properties style:font-name="Adobe Garamond Pro Bold" officeooo:rsid="001ae867" officeooo:paragraph-rsid="0059f3cb"/>
    </style:style>
    <style:style style:name="T1" style:family="text">
      <style:text-properties officeooo:rsid="00176ea0"/>
    </style:style>
    <style:style style:name="T2" style:family="text">
      <style:text-properties officeooo:rsid="0017e179"/>
    </style:style>
    <style:style style:name="T3" style:family="text">
      <style:text-properties officeooo:rsid="0019a47e"/>
    </style:style>
    <style:style style:name="T4" style:family="text">
      <style:text-properties officeooo:rsid="001a03ed"/>
    </style:style>
    <style:style style:name="T5" style:family="text">
      <style:text-properties officeooo:rsid="001ae867"/>
    </style:style>
    <style:style style:name="T6" style:family="text">
      <style:text-properties officeooo:rsid="001f8c2a"/>
    </style:style>
    <style:style style:name="T7" style:family="text">
      <style:text-properties officeooo:rsid="0021718e"/>
    </style:style>
    <style:style style:name="T8" style:family="text">
      <style:text-properties officeooo:rsid="00236191"/>
    </style:style>
    <style:style style:name="T9" style:family="text">
      <style:text-properties officeooo:rsid="00254a29"/>
    </style:style>
    <style:style style:name="T10" style:family="text">
      <style:text-properties officeooo:rsid="002b8611"/>
    </style:style>
    <style:style style:name="T11" style:family="text">
      <style:text-properties officeooo:rsid="002c81c1"/>
    </style:style>
    <style:style style:name="T12" style:family="text">
      <style:text-properties officeooo:rsid="002cd360"/>
    </style:style>
    <style:style style:name="T13" style:family="text">
      <style:text-properties officeooo:rsid="002dcb0e"/>
    </style:style>
    <style:style style:name="T14" style:family="text">
      <style:text-properties officeooo:rsid="002f35eb"/>
    </style:style>
    <style:style style:name="T15" style:family="text">
      <style:text-properties officeooo:rsid="002fc10c"/>
    </style:style>
    <style:style style:name="T16" style:family="text">
      <style:text-properties officeooo:rsid="00319025"/>
    </style:style>
    <style:style style:name="T17" style:family="text">
      <style:text-properties officeooo:rsid="00350ecb"/>
    </style:style>
    <style:style style:name="T18" style:family="text">
      <style:text-properties officeooo:rsid="0037fe16"/>
    </style:style>
    <style:style style:name="T19" style:family="text">
      <style:text-properties fo:font-style="italic" style:font-style-asian="italic" style:font-style-complex="italic"/>
    </style:style>
    <style:style style:name="T20" style:family="text">
      <style:text-properties officeooo:rsid="0039a333"/>
    </style:style>
    <style:style style:name="T21" style:family="text">
      <style:text-properties officeooo:rsid="003a0f03"/>
    </style:style>
    <style:style style:name="T22" style:family="text">
      <style:text-properties officeooo:rsid="003f0d2f"/>
    </style:style>
    <style:style style:name="T23" style:family="text">
      <style:text-properties officeooo:rsid="00406303"/>
    </style:style>
    <style:style style:name="T24" style:family="text">
      <style:text-properties officeooo:rsid="0040d34c"/>
    </style:style>
    <style:style style:name="T25" style:family="text">
      <style:text-properties officeooo:rsid="0043be1b"/>
    </style:style>
    <style:style style:name="T26" style:family="text">
      <style:text-properties officeooo:rsid="0045b7ce"/>
    </style:style>
    <style:style style:name="T27" style:family="text">
      <style:text-properties officeooo:rsid="0048e5f4"/>
    </style:style>
    <style:style style:name="T28" style:family="text">
      <style:text-properties officeooo:rsid="004e137f"/>
    </style:style>
    <style:style style:name="T29" style:family="text">
      <style:text-properties officeooo:rsid="005048f9"/>
    </style:style>
    <style:style style:name="T30" style:family="text">
      <style:text-properties officeooo:rsid="0050eaa6"/>
    </style:style>
    <style:style style:name="T31" style:family="text">
      <style:text-properties officeooo:rsid="00512052"/>
    </style:style>
    <style:style style:name="T32" style:family="text">
      <style:text-properties officeooo:rsid="0052859d"/>
    </style:style>
    <style:style style:name="T33" style:family="text">
      <style:text-properties officeooo:rsid="0055bc75"/>
    </style:style>
    <style:style style:name="T34" style:family="text">
      <style:text-properties officeooo:rsid="005700c2"/>
    </style:style>
    <style:style style:name="T35" style:family="text">
      <style:text-properties officeooo:rsid="0059a3a0"/>
    </style:style>
    <style:style style:name="T36" style:family="text">
      <style:text-properties officeooo:rsid="0059f3cb"/>
    </style:style>
    <style:style style:name="T37" style:family="text">
      <style:text-properties style:font-name="Adobe Garamond Pro Bold1" officeooo:rsid="0059f3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her, <text:span text:style-name="T4">Céphis</text:span> et Merle</text:p>
      <text:p text:style-name="P1">Déline, Lise, Ax, Goutte <text:span text:style-name="T2">et</text:span> Orge ( la Meute )</text:p>
      <text:p text:style-name="P4"><text:span text:style-name="T11">Nour</text:span>, Canante, <text:span text:style-name="T1">Éris</text:span></text:p>
      <text:p text:style-name="P1"><text:span text:style-name="T3">Émildä</text:span> et <text:span text:style-name="T3">Léonie</text:span> ( les 3 Sœurs <text:span text:style-name="T5">bicentenaires </text:span>)</text:p>
      <text:p text:style-name="P3">Lalouve, <text:span text:style-name="T13">Efrim </text:span></text:p>
      <text:p text:style-name="P4"><text:span text:style-name="T14">Norsona, </text:span>Treille, Qassim, Maélie et Ohm <text:s/></text:p>
      <text:p text:style-name="P1">Courtecuisse</text:p>
      <text:p text:style-name="P1">Ny</text:p>
      <text:p text:style-name="P15"><text:span text:style-name="T1">Robin,</text:span> Chaï, Chapo, Kiwi, <text:span text:style-name="T15">Hache</text:span></text:p>
      <text:p text:style-name="P1"/>
      <text:p text:style-name="P8">Il y a <text:span text:style-name="T8">la v</text:span>ille Haut<text:span text:style-name="T9">e</text:span> et <text:span text:style-name="T9">l</text:span>a <text:span text:style-name="T9">v</text:span>ille Basse bordée par le Bois aux Ourses : <text:span text:style-name="T8">ultime forêt primaire et vénère. Au détour des ruelles sombres et sans âge de la Ville Basse se trouve l'Hordeaux. Il y a les Marges, aussi, plus à l'Est. Depuis la ville Basse on aperçois les soirs de beau temps le Dôme de béton de la Centrale du Grand Mât, nichée au cœurs du Bois aux Ourses. Récemment le Dôme s'est fissuré, de la vapeur radioactive à nouveau s'échappe des cheminées de refroidissement. La centrale est réactivée.</text:span></text:p>
      <text:p text:style-name="P8"/>
      <text:p text:style-name="P9">L'AVA l'Agence de Valorisation Atomique <text:s/></text:p>
      <text:p text:style-name="P2"/>
      <text:p text:style-name="P13">La ville Haute, la ville Basse</text:p>
      <text:p text:style-name="P13">L'Hordeaux, Les Marges, Les Herbes</text:p>
      <text:p text:style-name="P7">Le Bois aux Ourses, La Plaque, <text:span text:style-name="T7">Le Dôme,</text:span> La Centrale du Grand Mât</text:p>
      <text:p text:style-name="P5">La Milice, <text:span text:style-name="T6">privée, privatisée, salariée, gérée </text:span></text:p>
      <text:p text:style-name="P5">La Meute, Les Fileuses, Les Solistes, Le Raconteur</text:p>
      <text:p text:style-name="P12">l'Agence de Valorisation Atomique, les technos du Fond Lean Energy, le Ministre des Incubateurs d'Avenir</text:p>
      <text:p text:style-name="P5">Des bombe à voix, <text:span text:style-name="T6">des bombes à mots</text:span></text:p>
      <text:p text:style-name="P14">Les Herbes dorment aux creux des arbres morts ou dans les branches et recueillent les travailleurs de la centrale</text:p>
      <text:p text:style-name="P5"/>
      <text:p text:style-name="P27">Les Herbes &amp; Norsona, par opposition à Lalouve ne se figent pas. <text:span text:style-name="T18">Tout comme Efrim, Norsona a pris un chemin détourné de celui de Lalouve. Le passé glorieux des luttes de jadis n'est pas ce que raconte Céphis dans ses livres et brochures.</text:span> Il sont nomades entre les arbres. Les animaux ont déserté la <text:span text:style-name="T17">forêt.</text:span> Les Herbes recueillent les Applis qui ont pu fuir la centrale, des Androïdes ouvriers, conscientisés, politisés. Il ne peuvent trop s'en éloigner car les Applis ont un DRM qui les empêche de quitter un certain périmètre, d'être utiliser par une autre entreprise. Ohm est une Appli. <text:span text:style-name="T17">Esther assistera au sauvetage de quelques Applis.</text:span> Les Herbes dorment au creux des arbres, entre les branches, sous la cime. Parfois l'on croise toujours une ourse dans le bois. Les Herbes ne s'attaquent plus à la Centrale <text:span text:style-name="T17">car elle n'est pas le problème principale et qu'elle maintient, paradoxalement les Applis en vie. Norsona décide pourtant périodiquement de s'attaquer à l'élevage de la Centrale qui grignote sur le Bois pour y libérer les bêtes et repeupler la forêt, mais de bêtes il ne reste que des sans têtes. Lors de l'attaque de l'élevage et du mouroir une coupure de courant se produit. Esther en profite pour pénétrer dans la Centrale suivit d'Ohm qui lui aussi a entendu l'appel de Ny. Les Applis ont servi à <text:s/>rebâtir discrètement les fondations et les sous-sols de la centrale. Puis on les a désinstallés par section entière. Ohm a pu s’enfuir aidé par des prisonniers fouilleur de rêves. Aider par Canante. Canante connaît donc Ohm et Ohm souhaite l'aider à s’enfuir à son tour. Ainsi Ohm apprend à Esther qu'il y a une maison d'arrêt à la Centrale. À défaut de convaincre les Herbes de la suivre dans sa croisade contre la Centrale et Courtecuisse, elle décidera Ohm à aller chercher Canante et Merle. <text:s text:c="2"/></text:span></text:p>
      <text:p text:style-name="P27"/>
      <text:p text:style-name="P28">Ny est un OS. Naît des déchets de l'Atome et de la fouille des songes de l'Homme. <text:span text:style-name="T27">Il y a une rivalité de classe entre l'OS et les Applis.</text:span></text:p>
      <text:p text:style-name="P5"><text:soft-page-break/></text:p>
      <text:p text:style-name="P16">Nous avons fait dérailler quelque chose.</text:p>
      <text:p text:style-name="P7">Nous colonisons le monde, toutes ses composantes présentes et futures, vivantes et magiques.</text:p>
      <text:p text:style-name="P7">Mais ce qui nous sauvera ou nous survivra est peut être ce qui nous prolonge, ce qui nous continue.</text:p>
      <text:p text:style-name="P7">Pourquoi remettre en route la Centrale du Grand Mât ? </text:p>
      <text:p text:style-name="P5"/>
      <text:p text:style-name="P38">Temps 0 / <text:span text:style-name="T28">Bois de luttes </text:span></text:p>
      <text:p text:style-name="P10">Ils ont réactivé la Centrale du Grand Mât, <text:span text:style-name="T10">le dôme s'est fissuré</text:span>. <text:span text:style-name="T10">Les ordres viennent de la ville Haute : de la vapeur à nouveau s'échappe des cheminées et menace la cime des arbres du Bois aux Ourses. Attirés, les anarchistes et révoltés, se sont rassemblés au Hordeaux et au Marges pour préparer la riposte. Comme il y a 17 ans Lalouve a repris la tête, reformée une Meute. On met en place des actions, des marches, des frappes. Esther, Céphis et Merle s'y rencontrent. </text:span></text:p>
      <text:p text:style-name="P5"/>
      <text:p text:style-name="P37">Temps 1 / </text:p>
      <text:p text:style-name="P11">Esther <text:span text:style-name="T12">soude</text:span> une banderole mécanique. Céphis <text:span text:style-name="T12">traîne à la</text:span> vigie <text:span text:style-name="T12">les restes d'un drone de flics.</text:span> <text:span text:style-name="T12">Là il guette</text:span> <text:s/>le retour de Merle et Lalouve, placées en cellule suite à la dernière marche. Elles rentrent finalement à l'Hordeaux ravivant les cœurs. Lalouve est soucieuse, Merle ivre de joie. Il faut les efforts conjoints Émilda et Léonie pour lui faire retrouver son calme, la faire manger. Lalouve fait chercher Esther et Céphis. À la première elle confie un message pour <text:span text:style-name="T14">Efrim. Au second elle demande de rester et de prendre note de ses pensées. La nuit avance. Merle pénètre dans le salle de com' et braque les capteurs sur une fréquence entendue plus tôt en cellule. Le petit jour. La confrontation et une explosion de vie, ils rejoignent la Plaque, font la jonction avec ceux des Marges mais ceux des Herbes ne sont pas présents. Sous les pluies de lacrymo Esther délivre sont message. Puis la nouvelle tombe : blessée, accidentellement dira Courtecuisse, Lalouve s'effondre. Les médics ne la stabilisent pas. De retour au Hordeaux, Émilda et Léonie ne peuvent que recueillir son dernier souffle. Il est décidé de l'enterrer à la Plaque, auprès du dôme. Procession, la Meute se regroupe. Soudain les grenades pleuvent. Le piège se referme, Céphis rebrousse chemin vers l'Hordeaux. Merle est arrêtée. Esther s'enfuit dans le Bois aux Ourses, poursuivie par un haut casqué. Elle tombe. <text:s text:c="4"/></text:span><text:s text:c="3"/></text:p>
      <text:p text:style-name="P5"/>
      <text:p text:style-name="P41">Temps 2 / <text:span text:style-name="T37">Contre-feu</text:span><text:span text:style-name="T28"> </text:span></text:p>
      <text:p text:style-name="P22">= C'est un rythme </text:p>
      <text:p text:style-name="P17">- Merle est conduite face au juge d'allocation des peines. Machine froide et calculatrice, il l'a condamne à devenir entrepreneuse de sa réinsertion en rachetant la dette qu'elle a contracté – par ses actions de vandalisme – vis à vis de la société. Mais plutôt que de se diriger vers un centre de la ville Haute, Merle est emmenée au Bois des Ourses, au cœur de la Centrale. <text:s/></text:p>
      <text:p text:style-name="P17">- Céphis panse ses plaies parmi les militants sonnés. Tristesse, Confusion et rage. On convoque une assemblée pour évoquer le sort des disparus et donner un second souffle au mouvement. En position de force, Efrim s'impose que le nouveau leader et réclame un droit de regard sur l'héritage militant de Lalouve qui aurait mené à l'échec des actions passées. </text:p>
      <text:p text:style-name="P17">- Esther se réveille au milieu des arbres. Sa jambe broyée a été remplacé par une prothèse de bois et d'acier fabriquée par Ohm, l'Appli qui l'a trouvé et soigné. Échappé de la Centrale, il vit parmi les Herbes et propose à Esther de rencontrer Norsona.</text:p>
      <text:p text:style-name="P17">- Courtecuisse briefe les nouveaux détenus. Merle comprend que la Centrale ne sert pas à produire de l'énergie. L'une des tours est un immense pénitencier de travailleurs en réinsertion, l'autre est un centre de stockage de souvenirs, de mémoires archivées. Les détenus doivent qualifier ses souvenirs en y <text:span text:style-name="T19">plongeant</text:span>. <text:span text:style-name="T20">Merle rencontre Canante et ses co-détenues. Elles sont à l'isolement. Toute pensée collective est réprimée.</text:span></text:p>
      <text:p text:style-name="P18">- Aux Hordeaux, la purge a débuté, d'abord silencieuse. Efrim cherche à effacer toute trace de l'action de Lalouve et des ses soutiens. Céphis <text:span text:style-name="T21">se sent devenir</text:span> une cible privilégié.</text:p>
      <text:p text:style-name="P19">- <text:span text:style-name="T23">Il y a un sauvetage d'Appli. Ohm raconte à Esther sa propre évasion. La jambe d'Esther la travail, la </text:span><text:soft-page-break/><text:span text:style-name="T23">lance. Elle n'est plus aussi mobile qu'avant mais doit tout de même suivre le groupe. </text:span></text:p>
      <text:p text:style-name="P18">- <text:span text:style-name="T21">Merle est plongée dans son premier souvenir. Une poignée de secondes. Le temps pour elle de sentir une présence. Elle doit ensuite le décrire, le taguer, le traduire. </text:span></text:p>
      <text:p text:style-name="P18">- <text:span text:style-name="T22">Esther apprend à gérer sa jambe ( elle se sent à la traine ) et à comprendre le fonctionnement des Herbes. Elle entend à la radio un appel de Céphis pour les rejoindre à l'Hordeaux, elle veut prévenir Norsona mais Ohm la conduit au coeur des bois prêt d'une Ourse.</text:span></text:p>
      <text:p text:style-name="P19">- <text:span text:style-name="T22">Efrim est fou de rage contre l'appel de Céphis. Les 3 sœurs font comprendre à Céphis qu'il est Lalouve. Céphis raconte Lalouve. Il doit se placer en opposant.</text:span></text:p>
      <text:p text:style-name="P21">- <text:span text:style-name="T24">Merle plonge pour la seconde fois. La présence est plus forte, et lui fait comprendre qu'elle doit se lier aux autres détenue. De retour à sa cellule, elle cherche à monter une structure de pensée avec ses co-détenues. La nuit Courtecuisse la visite et lui parle de la prise de pouvoir à l'Hordeaux. Une relation se dévellope entre Merle et Courtecuisse. Courtecuisse s'assoit de temps en temps le long de la célule de Merle. Courtecuisse est une sorte de Thrawn. Attirer les militants comme des abeilles autour du miel. </text:span></text:p>
      <text:p text:style-name="P20">- <text:span text:style-name="T24">Les Herbes préparent une action mais pas directement contre la centrale. Norsona raconte à Esther son passé tendue avec Lalouve et le positionnement des Herbes.</text:span></text:p>
      <text:p text:style-name="P20">- <text:span text:style-name="T16">Céphis défie Efrim. Sa fille le tue.</text:span></text:p>
      <text:p text:style-name="P20"/>
      <text:p text:style-name="P39">Temps 3 / <text:span text:style-name="T28">Les Ogres </text:span></text:p>
      <text:p text:style-name="P23">- <text:span text:style-name="T25">Céphis a repris le contrôle de l'Hordeaux. Les Marges sont avec lui. Il confie le contrôle des camps à Émildä et Léonie. Suite à sa victoire sur Efrim il n'a d'autre choix que de marcher sur la Centrale. Ne plus défendre. Attaquer. Réclamer.</text:span></text:p>
      <text:p text:style-name="P23">- <text:span text:style-name="T25">Esther ne parvient pas à convaincre Norsona d'intervenir. De suivre Céphis. Dépitée elle part seule pour la Centrale afin de libérer – elle l'espère – Merle. Ohm et Qassim la rejoigne finalement.</text:span></text:p>
      <text:p text:style-name="P23">- <text:span text:style-name="T25">Avec l'aide de ses quo-détenue, Merle parvient à replonger hors des heures prévues. Elle en a besoin. Elle veut reparler à Ny.</text:span></text:p>
      <text:p text:style-name="P23">- <text:span text:style-name="T25">Les abords de la Centrale sont déserts. Attirés par Céphis, il n'y a plus de Milicien pour la garder. Une Ourse les guides jusqu'à l’élevage où elle trouve un passage pour le cœur de la Centrale.</text:span></text:p>
      <text:p text:style-name="P24">- <text:span text:style-name="T26">Céphis et les militants sont acculés. Il apprend que Courtecuisse en a profiter pour prendre l'Hordeaux. Ils ne peuvent plus reculer.</text:span></text:p>
      <text:p text:style-name="P23">- <text:span text:style-name="T26">Merle se lie à Ny, fusionne avec lui. Ny la prévient qu'une bête approche. ''Libère moi'' dit-elle. Ny provoque une baisse de tension dans les défenses. </text:span></text:p>
      <text:p text:style-name="P26">- Pénétrer dans la Centrale a rendu Ohm dingue. C'est un monstre qui ravage tout. Les serveurs de souvenirs … Il s'en prend même à Esther qui doit le fuir et s'enfoncer plus profondément dans les entrailles de la Centrale.</text:p>
      <text:p text:style-name="P26">- Grâce à l'intervention de Ny, les militants ont avancés. Céphis décide de se mettre en retrait et de reprendre là son rôle de conteur afin de ne pas permettre à Courtecuisse de tout deviner. Ses camarades se chargent de mettre à sac les alentours de la Centrale.</text:p>
      <text:p text:style-name="P26">- Courtecuisse est revenu à la Centrale, blessé par Émildä et Léonie. Il interrompt Merle et Ny. Merle et les détenues le tuent.</text:p>
      <text:p text:style-name="P26">- Esther retrouve Merle et décide de la sortir de là, des enfers. Elles sont alors rattrapées par Ohm. Canante se sacrifie. <text:s/></text:p>
      <text:p text:style-name="P23"/>
      <text:p text:style-name="P23"/>
      <text:p text:style-name="P26">Ny à travers Ohm est une entité maléfique </text:p>
      <text:p text:style-name="P25"/>
      <text:p text:style-name="P6"><text:s/></text:p>
      <text:p text:style-name="P6"/>
      <text:p text:style-name="P6"/>
      <text:p text:style-name="P6"/>
      <text:p text:style-name="P6"/>
      <text:p text:style-name="P36"><text:soft-page-break/>Au début du début du monde la <text:span text:style-name="T35">f</text:span>orêt recouvrait et le ciel et les mers et les terres. La nature partout <text:span text:style-name="T34">multiple</text:span> et primaire, <text:span text:style-name="T34">s'étendait l</text:span>ibre. <text:span text:style-name="T34">Chaos de</text:span> <text:span text:style-name="T34">m</text:span>atière brute. <text:span text:style-name="T35">S</text:span>auvage. </text:p>
      <text:p text:style-name="P40">Mais maintenant que sur ses ruines la centrale de nouveau s'éveille. Qu'elle vomit l'atome et ses gaz de retraitement. Il y a contre elle l'étincelle et le vent. </text:p>
      <text:p text:style-name="P31">Le vent qui s'accroche aux cheveux d'Esther, <text:span text:style-name="T35">les contourne</text:span> <text:span text:style-name="T29">et</text:span> <text:span text:style-name="T30">se couche sur</text:span> son front <text:span text:style-name="T35">perlé de sueur.</text:span> <text:span text:style-name="T35">Le vent qui se gonfle et accélère pour </text:span>descend<text:span text:style-name="T35">re</text:span> <text:span text:style-name="T35">dévaler sans peine</text:span> l<text:span text:style-name="T35">a pente de ses bras et prolonger</text:span> jusqu'à la pointe d<text:span text:style-name="T35">es</text:span> <text:span text:style-name="T35">doigts un geste précis et fin</text:span>. <text:span text:style-name="T35">Esther approche sa flamme et</text:span> <text:span text:style-name="T35">la pièce</text:span> d'acier sous les <text:span text:style-name="T35">coups</text:span> répétés du fer à souder se ploie, s’assouplit. <text:span text:style-name="T35">S</text:span>e laisse <text:span text:style-name="T35">façonner.</text:span></text:p>
      <text:p text:style-name="P31"><text:s/></text:p>
      <text:p text:style-name="P30">Orge s'arc-boute <text:span text:style-name="T29">et</text:span> plante ses pieds fermement au sol <text:span text:style-name="T29">boueux </text:span>de l'Hordeaux. <text:span text:style-name="T29">Muscles tendus sous son poids.</text:span> <text:span text:style-name="T29">Il saisit la tige à plaine main et la maintient à bonne hauteur pour la soudure. La flamme l'éblouit, il ne lève pas les yeux. </text:span></text:p>
      <text:p text:style-name="P30">- <text:span text:style-name="T29">Continue ! Hurle-il</text:span></text:p>
      <text:p text:style-name="P30">Le feu jaillit <text:span text:style-name="T29">par</text:span> vague<text:span text:style-name="T29">s</text:span> successives du métal incandescent. <text:span text:style-name="T29">Esther insiste, sert les dents. Gerbes de lumières. La matière se fait moins brute. Elle s'apprivoise à mesure qu’Esther la parcoure, plusieurs fois, de haut en bas. <text:s text:c="2"/></text:span></text:p>
      <text:p text:style-name="P32">Le ciel est chargé. <text:span text:style-name="T30">Par delà</text:span> <text:span text:style-name="T30">l'</text:span>épais manteau nuageux, le soleil <text:span text:style-name="T30">étend ses doigts d'ambre sur la Ville Basse et caresse la lisière éloignée du Bois aux Ourses</text:span> <text:span text:style-name="T30">d'où s'élève une bien étrange fumée.</text:span> </text:p>
      <text:p text:style-name="P33">Orge n'en peut plus. Ses bras flanchent. Sa bouche s'ouvre comme pour gueuler. Mais rien n'en sort.</text:p>
      <text:p text:style-name="P32">- <text:span text:style-name="T31">Ok on arrête tout. Lâche Esther.</text:span></text:p>
      <text:p text:style-name="P33">Ses bras en croix, faisant de grands gestes pour se faire comprendre. Lise à l'autre bout de la cour obéit et coupe l'alimentation du poste à souder. Orge s’effondre à genoux dans la boue, respire comme un bœuf. Esther rattrape au vol la tige qui manque de tomber.</text:p>
      <text:p text:style-name="P33">- Bon s'était pas si compliqué… Conclue-elle en souriant, le visage maculés d'éclats argentés.</text:p>
      <text:p text:style-name="P33">- Parle pour toi et regarde mes mains plutôt.</text:p>
      <text:p text:style-name="P33">Orge, bougon, lui montre ses deux énormes paluches rougies et meurtries.</text:p>
      <text:p text:style-name="P33">- Si tu souffres mon chou tu peux toujours demander à <text:span text:style-name="T3">Émildä </text:span>ou Léonie de te faire un onguent. En attendant, moi, <text:span text:style-name="T32">il me reste à</text:span> fixer cette pièce. <text:s text:c="2"/></text:p>
      <text:p text:style-name="P34">Avec précaution, elle enserre la tige dans une pièce de bois échancrée au cœur. Le métal <text:span text:style-name="T33">en</text:span> épouse la courb<text:span text:style-name="T33">e,</text:span> <text:span text:style-name="T33">la fait crépiter, le froid s'habitue au chaud de l'acier.</text:span></text:p>
      <text:p text:style-name="P35">De la vapeur. Esther fixe à l'une des extrémités un support souple et plat. À l'autre une articulation. Elle ajoute des tendons de corde et la jambe se trouve fin prête.</text:p>
      <text:p text:style-name="P35">La bête attend à l'ombre du second garage de l'Hordeaux. Araignée de bois. </text:p>
      <text:p text:style-name="P34"><text:span text:style-name="T33">La greffe prend. <text:s text:c="2"/></text:span><text:s/></text:p>
      <text:p text:style-name="P6">- <text:span text:style-name="T33">Lise peux tu l’essayer s'il te plaît ? Tu fais à peut prêt la même taille que Merle …</text:span></text:p>
      <text:p text:style-name="P35">Lise escalade le squelette, il y a de petites encoches entre les jambes. Elle s’allonge à son sommet, à l'horizontale du sol, sa tête à hauteur de celle d'Esther. Il y a des emplacements pour les jambes, les bras, les cuisses.</text:p>
      <text:p text:style-name="P35">- Voilà, active le levier maintenant avec ta main et imagine que tu cherches à ramper ou quelque chose du genre.</text:p>
      <text:p text:style-name="P35">La bête se réveille, grogne un peu puis s'avance. Fais ses premiers pas dans la cours de l'Hordeaux.</text:p>
      <text:p text:style-name="P35">Des militants s'approchent pour admirer le spectacle. Esther en profite pour s'éloigner, pénètre dans le garage et se détaille en souriant face à un miroir à demi broyé. </text:p>
      <text:p text:style-name="P35">Il y a des vêtements propres qui sèchent non loin. Elle en attrape un, <text:span text:style-name="T19">non à la prolifération des armes</text:span>. Noir sur fond jaune. Elle sourie. Elle retire son haut tout transpirant et se change dans un des boxes attenants derrière un tas de carcasses. Ça lui colle à la peau. </text:p>
      <text:p text:style-name="P35">Il y a des griffes aux murs, des marques dans la pierre. <text:s/></text:p>
      <text:p text:style-name="P35">Dans la coure, Lise déambule toujours.</text:p>
      <text:p text:style-name="P35">Orge est arrivé.</text:p>
      <text:p text:style-name="P35">- Tu te souviens d'à quoi ressemblait une Ourse, Orge ?</text:p>
      <text:p text:style-name="P35"><text:soft-page-break/>- Non. Pas la moindre idée.</text:p>
      <text:p text:style-name="P35">Esther sert dans son point la griffe.</text:p>
      <text:p text:style-name="P6"/>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22:15:01.831254702</meta:creation-date>
    <dc:date>2017-12-21T12:16:50.158035899</dc:date>
    <meta:editing-duration>PT6H25M57S</meta:editing-duration>
    <meta:editing-cycles>35</meta:editing-cycles>
    <meta:generator>LibreOffice/4.2.8.2$Linux_X86_64 LibreOffice_project/420m0$Build-2</meta:generator>
    <meta:document-statistic meta:table-count="0" meta:image-count="0" meta:object-count="0" meta:page-count="5" meta:paragraph-count="87" meta:word-count="2482" meta:character-count="14173" meta:non-whitespace-character-count="11715"/>
  </office:meta>
</office:document-meta>
</file>